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2000000020C467C6B5.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text-properties fo:font-weight="bold" style:font-weight-asian="bold" style:font-weight-complex="bold"/>
    </style:style>
    <style:style style:name="P12" style:family="paragraph" style:parent-style-name="Standard" style:list-style-name="L4">
      <style:text-properties fo:font-weight="bold" style:font-weight-asian="bold" style:font-weight-complex="bold"/>
    </style:style>
    <style:style style:name="P13" style:family="paragraph" style:parent-style-name="Standard">
      <style:text-properties fo:font-weight="bold" fo:background-color="transparent" style:font-weight-asian="bold" style:font-weight-complex="bold"/>
    </style:style>
    <style:style style:name="P14" style:family="paragraph" style:parent-style-name="Standard" style:list-style-name="L12"/>
    <style:style style:name="P15" style:family="paragraph" style:parent-style-name="Standard" style:list-style-name="L13"/>
    <style:style style:name="P16" style:family="paragraph" style:parent-style-name="Standard">
      <style:text-properties fo:background-color="#ffff00"/>
    </style:style>
    <style:style style:name="P17" style:family="paragraph" style:parent-style-name="Standard">
      <style:text-properties style:text-line-through-style="solid"/>
    </style:style>
    <style:style style:name="P18" style:family="paragraph" style:parent-style-name="Standard" style:list-style-name="L13">
      <style:text-properties style:text-line-through-style="solid"/>
    </style:style>
    <style:style style:name="P19" style:family="paragraph" style:parent-style-name="Standard" style:list-style-name="L11">
      <style:text-properties style:text-line-through-style="solid" fo:background-color="transparent"/>
    </style:style>
    <style:style style:name="P20" style:family="paragraph" style:parent-style-name="Standard">
      <style:text-properties fo:background-color="transparent"/>
    </style:style>
    <style:style style:name="P21" style:family="paragraph" style:parent-style-name="Standard" style:list-style-name="L4">
      <style:text-properties fo:background-color="transparent"/>
    </style:style>
    <style:style style:name="P22" style:family="paragraph" style:parent-style-name="Standard" style:list-style-name="L10">
      <style:text-properties fo:background-color="transparent"/>
    </style:style>
    <style:style style:name="P23" style:family="paragraph" style:parent-style-name="Standard" style:list-style-name="L11">
      <style:text-properties fo:background-color="transparent"/>
    </style:style>
    <style:style style:name="P24" style:family="paragraph" style:parent-style-name="Standard">
      <style:text-properties style:text-line-through-style="none"/>
    </style:style>
    <style:style style:name="P25" style:family="paragraph" style:parent-style-name="Standard" style:list-style-name="L14">
      <style:text-properties style:text-line-through-style="none"/>
    </style:style>
    <style:style style:name="T1" style:family="text">
      <style:text-properties style:text-line-through-style="solid"/>
    </style:style>
    <style:style style:name="T2" style:family="text">
      <style:text-properties style:text-line-through-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 3-14-2016</text:p>
      <text:p text:style-name="Standard">Update:</text:p>
      <text:list xml:id="list8405185140823926427" text:style-name="L1">
        <text:list-item>
          <text:p text:style-name="P2">Created Database Schema</text:p>
        </text:list-item>
        <text:list-item>
          <text:p text:style-name="P2">Created Create statements for Database setup</text:p>
        </text:list-item>
        <text:list-item>
          <text:p text:style-name="P2">Created Recycle View for viewing all Transactions</text:p>
        </text:list-item>
        <text:list-item>
          <text:p text:style-name="P2">Created View for Viewing and editing a Transaction (just view does nothing)</text:p>
        </text:list-item>
      </text:list>
      <text:list xml:id="list5717255001388806110" text:style-name="L2">
        <text:list-item>
          <text:p text:style-name="P3">Created view and activity for adding Places</text:p>
        </text:list-item>
      </text:list>
      <text:p text:style-name="Standard"/>
      <text:p text:style-name="Standard">Problems Occurred:</text:p>
      <text:p text:style-name="Standard">Could not import code from Criminal intent (was going to use basis from another program previously written) had to remodel and start full app from scratch </text:p>
      <text:p text:style-name="Standard"/>
      <text:p text:style-name="Standard">Plans: </text:p>
      <text:p text:style-name="Standard">By 1 pm on 3-17-2016:</text:p>
      <text:list xml:id="list8217831668219491462" text:style-name="L3">
        <text:list-item>
          <text:p text:style-name="P4">Have database tied up to views and app</text:p>
        </text:list-item>
        <text:list-item>
          <text:p text:style-name="P4">Be able to enter in and keep Transactions</text:p>
        </text:list-item>
        <text:list-item>
          <text:p text:style-name="P4">Be able to have transactions and one other table communicating (Possibly using Places as that has an activity built and ready to use as of today)</text:p>
        </text:list-item>
      </text:list>
      <text:p text:style-name="Standard"/>
      <text:p text:style-name="Standard"/>
      <text:p text:style-name="P1">Date: 3-15-2016</text:p>
      <text:p text:style-name="Standard">Update:</text:p>
      <text:list xml:id="list2363254914108616451" text:style-name="L4">
        <text:list-item>
          <text:p text:style-name="P5">Added Updates to Recycler View upon <text:s/>editing a transaction</text:p>
        </text:list-item>
        <text:list-item>
          <text:p text:style-name="P5">Added a pager to swipe between Transactions rather than always have to return to the recycle view</text:p>
        </text:list-item>
        <text:list-item>
          <text:p text:style-name="P5">Added in both Editing Date and Time of transactions as well as Updating for both on recycler view</text:p>
        </text:list-item>
        <text:list-item>
          <text:p text:style-name="P5">Reorganized and added to the transaction view</text:p>
        </text:list-item>
        <text:list-item>
          <text:p text:style-name="P5">Added to Menu Bar (Added an add Transaction Button that does go to the transaction editor page and a Show/Hide subtitle that shows the number of transaction so far)</text:p>
        </text:list-item>
      </text:list>
      <text:p text:style-name="Standard"/>
      <text:p text:style-name="Standard">Problems Occurred/Difficulties:</text:p>
      <text:p text:style-name="Standard">Time and Date are in separate selectors but they are stored in on item called a date which is time and date collectively</text:p>
      <text:p text:style-name="Standard"/>
      <text:p text:style-name="Standard">Plans: </text:p>
      <text:p text:style-name="Standard">By 1 pm on 3-17-2016:</text:p>
      <text:list xml:id="list43195195" text:continue-list="list8217831668219491462" text:style-name="L3">
        <text:list-item>
          <text:p text:style-name="P4">Have database tied up to views and app</text:p>
        </text:list-item>
        <text:list-item>
          <text:p text:style-name="P4">Be able to enter in and keep Transactions</text:p>
        </text:list-item>
        <text:list-item>
          <text:p text:style-name="P4">Be able to have transactions and one other table communicating (Possibly using Places as that has an activity built and ready to use as of today)</text:p>
        </text:list-item>
      </text:list>
      <text:p text:style-name="Standard"/>
      <text:p text:style-name="Standard"/>
      <text:p text:style-name="Standard"/>
      <text:p text:style-name="Standard"/>
      <text:p text:style-name="Standard"/>
      <text:p text:style-name="Standard"/>
      <text:p text:style-name="P1"><text:soft-page-break/>Date: 3-16-2016</text:p>
      <text:p text:style-name="Standard">Update:</text:p>
      <text:list xml:id="list43201952" text:continue-list="list2363254914108616451" text:style-name="L4">
        <text:list-item>
          <text:p text:style-name="P5">Created Type Adder View and Add Type Activity</text:p>
        </text:list-item>
        <text:list-item>
          <text:p text:style-name="P5">Linked Database to App as well as buttons (Data is now held over complete app shutdown)</text:p>
        </text:list-item>
        <text:list-item>
          <text:p text:style-name="P5">Database changes update views for activities or fragments</text:p>
        </text:list-item>
        <text:list-item>
          <text:p text:style-name="P5">Types and Places can be a entered to the database as well as selected for use and saved linked to a transaction</text:p>
        </text:list-item>
      </text:list>
      <text:p text:style-name="Standard"/>
      <text:p text:style-name="Standard">Problems Occurred/Difficulties:</text:p>
      <text:p text:style-name="Standard">Multiple Database problems with passing between views and activities. I had multiple issues with things being added to the database or updated but only showing once the app was completely closed and reopened. This was changed my adding a few data/view <text:s/>refreshers to resumes or other places. Also having problems with database saving properly.</text:p>
      <text:p text:style-name="Standard"/>
      <text:p text:style-name="Standard">Future Ideas: </text:p>
      <text:list xml:id="list4099919320990301722" text:style-name="L5">
        <text:list-item>
          <text:p text:style-name="P6">Add a total cost of items to purchase main viewer.</text:p>
        </text:list-item>
        <text:list-item>
          <text:p text:style-name="P6">Have a way for “giving money” to someone in items</text:p>
        </text:list-item>
      </text:list>
      <text:p text:style-name="Standard"><text:tab/><text:tab/></text:p>
      <text:p text:style-name="Standard"/>
      <text:p text:style-name="Standard">Plans: </text:p>
      <text:p text:style-name="Standard">By 1 pm on 3-17-2016:</text:p>
      <text:list xml:id="list43184718" text:continue-list="list43195195" text:style-name="L3">
        <text:list-item>
          <text:p text:style-name="P4"><text:span text:style-name="T1">Have database tied up to views and app</text:span> <text:s/>Finished 3/16/2016</text:p>
        </text:list-item>
        <text:list-item>
          <text:p text:style-name="P4"><text:span text:style-name="T1">Be able to enter in and keep Transactions </text:span><text:s/>Finished 3/16/2016</text:p>
        </text:list-item>
        <text:list-item>
          <text:p text:style-name="P4"><text:span text:style-name="T1">Be able to have transactions and one other table communicating (Possibly using Places as that has an activity built and ready to use as of today)</text:span> Finished 3/16/2016</text:p>
        </text:list-item>
      </text:list>
      <text:p text:style-name="Standard">By 1 pm on 3-21-2016:</text:p>
      <text:list xml:id="list2863270313247198150" text:style-name="L6">
        <text:list-item>
          <text:p text:style-name="P7">Implement starting screen with option to see Comparisons, Transactions, Contacts, Types and Places </text:p>
        </text:list-item>
      </text:list>
      <text:list xml:id="list2994175832746821774" text:style-name="L7">
        <text:list-item>
          <text:p text:style-name="P8">Have Add and Edit/Delete working for Contacts, Types and Places</text:p>
        </text:list-item>
        <text:list-item>
          <text:p text:style-name="P8">Implement Items for transactions </text:p>
        </text:list-item>
        <text:list-item>
          <text:p text:style-name="P8">Implement delete cascade for transactions </text:p>
        </text:list-item>
        <text:list-item>
          <text:p text:style-name="P8">Implement Comparisons with Viewing and totaling of each section as well as over all</text:p>
          <text:list>
            <text:list-item>
              <text:p text:style-name="P8"><draw:frame draw:style-name="fr1" draw:name="graphics1" text:anchor-type="paragraph" svg:x="1.0571in" svg:y="0.189in" svg:width="0.3335in" svg:height="0.3335in" draw:z-index="0"><draw:image xlink:href="Pictures/100002000000002000000020C467C6B5.gif" xlink:type="simple" xlink:show="embed" xlink:actuate="onLoad"/></draw:frame>possibly have totaling from a Menu with an information symbol </text:p>
            </text:list-item>
            <text:list-item>
              <text:p text:style-name="P8">Ex.</text:p>
            </text:list-item>
          </text:list>
        </text:list-item>
      </text:list>
      <text:p text:style-name="Standard"/>
      <text:p text:style-name="Standard"/>
      <text:p text:style-name="Standard"/>
      <text:p text:style-name="P1">Date: 3-17-2016</text:p>
      <text:p text:style-name="Standard">Update:</text:p>
      <text:list xml:id="list43194467" text:continue-list="list43201952" text:style-name="L4">
        <text:list-item>
          <text:p text:style-name="P5">Added in Google API for Places so that users have the option of searching a place rather than entering in on their own </text:p>
        </text:list-item>
        <text:list-item>
          <text:p text:style-name="P5">Added in Edit Type activity to edit the name of a type</text:p>
          <text:list>
            <text:list-item>
              <text:p text:style-name="P5">prevents you from editing the type none</text:p>
            </text:list-item>
            <text:list-item>
              <text:p text:style-name="P5">keeps the Type ID the same just changes the name.</text:p>
            </text:list-item>
            <text:list-item>
              <text:p text:style-name="P5">Has button to Delete that Type (Not Implemented yet)</text:p>
              <text:list>
                <text:list-item>
                  <text:p text:style-name="P5">will cascade and find any transaction with that type and replace them with 0 for none</text:p>
                </text:list-item>
              </text:list>
            </text:list-item>
          </text:list>
        </text:list-item>
        <text:list-item>
          <text:p text:style-name="P5">Added Edit Place activity to edit the name and address of a place</text:p>
          <text:list>
            <text:list-item>
              <text:p text:style-name="P5"><text:soft-page-break/>prevents you from editing the place <text:s/>none</text:p>
            </text:list-item>
            <text:list-item>
              <text:p text:style-name="P5">keeps the Place ID the same just changes the name.</text:p>
            </text:list-item>
            <text:list-item>
              <text:p text:style-name="P5">Has button to Delete that Place (Not Implemented yet)</text:p>
              <text:list>
                <text:list-item>
                  <text:p text:style-name="P5">will cascade and find any transaction with that place and replace them with 0 for none</text:p>
                  <text:p text:style-name="P5"/>
                </text:list-item>
              </text:list>
            </text:list-item>
          </text:list>
        </text:list-item>
      </text:list>
      <text:p text:style-name="Standard">Problems Occurred/Difficulties: None</text:p>
      <text:p text:style-name="Standard"/>
      <text:p text:style-name="Standard">Future Ideas: </text:p>
      <text:list xml:id="list43176643" text:continue-list="list4099919320990301722" text:style-name="L5">
        <text:list-item>
          <text:p text:style-name="P6">Add a total cost of items to purchase main viewer.</text:p>
        </text:list-item>
        <text:list-item>
          <text:p text:style-name="P6">Have a way for “giving money” to someone in items</text:p>
        </text:list-item>
        <text:list-item>
          <text:p text:style-name="P6">Far future: possibly server for sharing an entry with other app users</text:p>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
      <text:p text:style-name="Standard">By 1 pm on 3-21-2016:</text:p>
      <text:list xml:id="list2104416837855237186" text:style-name="L8">
        <text:list-item>
          <text:p text:style-name="P9"><text:span text:style-name="T1">Have Add and Edit/Delete working for Types and Places </text:span><text:s/>Finished 3/17/2016</text:p>
        </text:list-item>
        <text:list-item>
          <text:p text:style-name="P9"><text:span text:style-name="T1">Have places name and address <text:s/>filled from Google or FourSquare</text:span> Finished 3/17/2016</text:p>
        </text:list-item>
        <text:list-item>
          <text:p text:style-name="P9">Implement starting screen with option to see Comparisons, Transactions, Contacts(?), Types and Places </text:p>
        </text:list-item>
        <text:list-item>
          <text:p text:style-name="P9">Have Delete working for Types and Places </text:p>
        </text:list-item>
        <text:list-item>
          <text:p text:style-name="P9">Have Add and Edit/Delete for <text:s/>Contacts (? see below)</text:p>
        </text:list-item>
        <text:list-item>
          <text:p text:style-name="P9">On contacts sheet have add name from text or from contacts (Possibly no contacts table just using name from contacts in phone)</text:p>
        </text:list-item>
        <text:list-item>
          <text:p text:style-name="P9">Implement Items for transactions and viewing in a list possibly like recyclerview</text:p>
        </text:list-item>
        <text:list-item>
          <text:p text:style-name="P9">Implement delete cascade for transactions </text:p>
        </text:list-item>
        <text:list-item>
          <text:p text:style-name="P9">Implement Comparisons with Viewing and totaling of each section as well as over all</text:p>
          <text:list>
            <text:list-item>
              <text:p text:style-name="P9"><draw:frame draw:style-name="fr1" draw:name="graphics2" text:anchor-type="paragraph" svg:x="1.0571in" svg:y="0.189in" svg:width="0.3335in" svg:height="0.3335in" draw:z-index="2"><draw:image xlink:href="Pictures/100002000000002000000020C467C6B5.gif" xlink:type="simple" xlink:show="embed" xlink:actuate="onLoad"/></draw:frame>possibly have totaling from a Menu with an information symbol </text:p>
            </text:list-item>
            <text:list-item>
              <text:p text:style-name="P9">Ex.</text:p>
            </text:list-item>
          </text:list>
        </text:list-item>
      </text:list>
      <text:p text:style-name="Standard"/>
      <text:p text:style-name="P1"/>
      <text:p text:style-name="P1">Date: 3-18-2016</text:p>
      <text:p text:style-name="Standard">Update:</text:p>
      <text:list xml:id="list43195132" text:continue-list="list43194467" text:style-name="L4">
        <text:list-item>
          <text:p text:style-name="P5">Implemented Edit Place Delete and Edit Type delete</text:p>
        </text:list-item>
        <text:list-item>
          <text:p text:style-name="P5">Had to rewrite most of Edit Place and Edit Type </text:p>
        </text:list-item>
        <text:list-item>
          <text:p text:style-name="P5">Had to add to the Purchases fragment to handle the changes to the spinners as well as spinner locations not matching the numbers of the Type/Place ID</text:p>
        </text:list-item>
        <text:list-item>
          <text:p text:style-name="P5">Added Starting Screen, decided that having only comparisons and main adding was best and edited some of the layouts</text:p>
        </text:list-item>
      </text:list>
      <text:p text:style-name="Standard"/>
      <text:p text:style-name="Standard"/>
      <text:p text:style-name="Standard">Problems Occurred/Difficulties: Difficulties once submissions to the database were made. Did not expect to have to rewrite the Edits or change how the spinners submitted their information to the database. Database communication and view update were not working properly at first and as I tried to fix them I was often getting crashes with no report of the Error that caused the crash showing up in Logcat even when log statements were added to try and keep track of the programs movement.</text:p>
      <text:p text:style-name="Standard"/>
      <text:p text:style-name="Standard"><text:soft-page-break/>Future Ideas: </text:p>
      <text:list xml:id="list43197630" text:continue-list="list43176643" text:style-name="L5">
        <text:list-item>
          <text:p text:style-name="P6">Add a total cost of items to purchase main viewer.</text:p>
        </text:list-item>
        <text:list-item>
          <text:p text:style-name="P6">Have a way for “giving money” to someone in items</text:p>
        </text:list-item>
        <text:list-item>
          <text:p text:style-name="P6">Far future: possibly server for sharing an entry with other app users</text:p>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
      <text:p text:style-name="Standard">By 1 pm on 3-21-2016:</text:p>
      <text:list xml:id="list43206377" text:continue-list="list2104416837855237186" text:style-name="L8">
        <text:list-item>
          <text:p text:style-name="P9"><text:span text:style-name="T1">Implement starting screen with option to see Comparisons, Transactions, Contacts(?), Types and Places</text:span> <text:s/>Finished 3/18/2016</text:p>
        </text:list-item>
        <text:list-item>
          <text:p text:style-name="P9"><text:span text:style-name="T1">Have Delete working for Types and Places </text:span><text:span text:style-name="T2"><text:s text:c="3"/>Finished 3/18/2016</text:span></text:p>
        </text:list-item>
        <text:list-item>
          <text:p text:style-name="P9">Have Add and Edit/Delete for <text:s/>Contacts (? see below)</text:p>
        </text:list-item>
        <text:list-item>
          <text:p text:style-name="P9">On contacts sheet have add name from text or from contacts (Possibly no contacts table just using name from contacts in phone)</text:p>
        </text:list-item>
        <text:list-item>
          <text:p text:style-name="P9">Implement Items for transactions and viewing in a list possibly like recyclerview</text:p>
        </text:list-item>
        <text:list-item>
          <text:p text:style-name="P9">Implement delete cascade for transactions </text:p>
        </text:list-item>
        <text:list-item>
          <text:p text:style-name="P9">Implement Comparisons with Viewing and totaling of each section as well as over all</text:p>
          <text:list>
            <text:list-item>
              <text:p text:style-name="P9"><draw:frame draw:style-name="fr1" draw:name="graphics3" text:anchor-type="paragraph" svg:x="1.0571in" svg:y="0.189in" svg:width="0.3335in" svg:height="0.3335in" draw:z-index="1"><draw:image xlink:href="Pictures/100002000000002000000020C467C6B5.gif" xlink:type="simple" xlink:show="embed" xlink:actuate="onLoad"/></draw:frame>possibly have totaling from a Menu with an information symbol </text:p>
            </text:list-item>
            <text:list-item>
              <text:p text:style-name="P9">Ex.</text:p>
            </text:list-item>
          </text:list>
        </text:list-item>
      </text:list>
      <text:p text:style-name="Standard"/>
      <text:p text:style-name="Standard"/>
      <text:p text:style-name="Standard"/>
      <text:p text:style-name="Standard"/>
      <text:p text:style-name="P1">Date: 3-18-2016</text:p>
      <text:p text:style-name="Standard">Update:</text:p>
      <text:list xml:id="list43200002" text:continue-list="list43195132" text:style-name="L4">
        <text:list-item>
          <text:p text:style-name="P5">Implemented Adding Items to a specified Transaction</text:p>
        </text:list-item>
        <text:list-item>
          <text:p text:style-name="P5">added a recycle view and page viewer for viewing and adding items to a transaction</text:p>
        </text:list-item>
        <text:list-item>
          <text:p text:style-name="P5">Implemented receiving contacts names for both the buyer and the receiver of item</text:p>
        </text:list-item>
        <text:list-item>
          <text:p text:style-name="P5">added a check box so that items can be gifted and not count towards the balance</text:p>
        </text:list-item>
        <text:list-item>
          <text:p text:style-name="P5">Added a button for and implemented delete for an item</text:p>
        </text:list-item>
        <text:list-item>
          <text:p text:style-name="P5">Note money can be given just by adding it in like an item and it can be fully “given” without payback expected with marking the gift button</text:p>
        </text:list-item>
      </text:list>
      <text:p text:style-name="Standard"/>
      <text:p text:style-name="Standard"/>
      <text:p text:style-name="Standard"/>
      <text:p text:style-name="Standard">Problems Occurred/Difficulties: I had difficulties getting the page viewer to only allow paging to items in that transaction. I had to do a lot of testing and editing of the page viewer to get it to work properly.</text:p>
      <text:p text:style-name="Standard"/>
      <text:p text:style-name="Standard">Future Ideas: </text:p>
      <text:list xml:id="list43199518" text:continue-list="list43197630" text:style-name="L5">
        <text:list-item>
          <text:p text:style-name="P6">Add a total cost of items to purchase main viewer.</text:p>
        </text:list-item>
        <text:list-item>
          <text:p text:style-name="P6"><text:span text:style-name="T1">Have a way for “giving money” to someone in items</text:span> Completed 3-19-2016</text:p>
        </text:list-item>
        <text:list-item>
          <text:p text:style-name="P6">Far future: possibly server for sharing an entry with other app users</text:p>
          <text:p text:style-name="P6"/>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text:soft-page-break/></text:p>
      <text:p text:style-name="Standard">By 1 pm on 3-21-2016:</text:p>
      <text:list xml:id="list6069938119021897098" text:style-name="L9">
        <text:list-item>
          <text:p text:style-name="P10"><text:span text:style-name="T1">Have Add and Edit/Delete for <text:s/>Contacts (? see below)</text:span> No Longer Applicable as of 3-19-2016</text:p>
        </text:list-item>
        <text:list-item>
          <text:p text:style-name="P10"><text:span text:style-name="T1">On contacts sheet have add name from text or from contacts (Possibly no contacts table just using name from contacts in phone) </text:span>No Longer Applicable as of 3-19-2016</text:p>
        </text:list-item>
        <text:list-item>
          <text:p text:style-name="P10"><text:span text:style-name="T1">Implement Items for transactions and viewing in a list using recyclerview</text:span> Finished 3-19-2016</text:p>
        </text:list-item>
        <text:list-item>
          <text:p text:style-name="P10">Have total count of items update on transaction page</text:p>
        </text:list-item>
        <text:list-item>
          <text:p text:style-name="P10">implement information summary for items through transactions</text:p>
        </text:list-item>
        <text:list-item>
          <text:p text:style-name="P10">Implement delete cascade for transactions </text:p>
        </text:list-item>
        <text:list-item>
          <text:p text:style-name="P10">Implement Comparisons with Viewing and totaling of each section as well as over all</text:p>
          <text:list>
            <text:list-item>
              <text:p text:style-name="P10"><draw:frame draw:style-name="fr1" draw:name="graphics4" text:anchor-type="paragraph" svg:x="1.0571in" svg:y="0.189in" svg:width="0.3335in" svg:height="0.3335in" draw:z-index="3"><draw:image xlink:href="Pictures/100002000000002000000020C467C6B5.gif" xlink:type="simple" xlink:show="embed" xlink:actuate="onLoad"/></draw:frame>possibly have totaling from a Menu with an information symbol </text:p>
            </text:list-item>
            <text:list-item>
              <text:p text:style-name="P10">Ex.</text:p>
            </text:list-item>
          </text:list>
        </text:list-item>
      </text:list>
      <text:p text:style-name="Standard"/>
      <text:p text:style-name="Standard"/>
      <text:p text:style-name="Standard"/>
      <text:p text:style-name="P13">Date: 3-19-2016</text:p>
      <text:p text:style-name="P20">Update:</text:p>
      <text:list xml:id="list43189006" text:continue-list="list43200002" text:style-name="L4">
        <text:list-item>
          <text:p text:style-name="P21">Added Compare view. First selecting who to compare with catches to make sure both are entered and are not the same</text:p>
        </text:list-item>
        <text:list-item>
          <text:p text:style-name="P21">created queries to handle not coming from a purchase</text:p>
        </text:list-item>
        <text:list-item>
          <text:p text:style-name="P21">added queries to take in two people <text:s/>instead of a purchase id but still return the queried list as requested</text:p>
        </text:list-item>
        <text:list-item>
          <text:p text:style-name="P21">Added RecyclerView to view items that are for both people selected for compare</text:p>
        </text:list-item>
        <text:list-item>
          <text:p text:style-name="P21">Added view to show more when in RecyclerView from Compare (added date and if gifted or not)</text:p>
        </text:list-item>
        <text:list-item>
          <text:p text:style-name="P21">Implemented Delete cascade for Transactions</text:p>
          <text:p text:style-name="P21"/>
        </text:list-item>
      </text:list>
      <text:p text:style-name="P20"/>
      <text:p text:style-name="P20">Problems Occurred/Difficulties: <text:s/>No significant issues, though things moved significantly slower due to a severe migraine with light sensitivity</text:p>
      <text:p text:style-name="P20"/>
      <text:p text:style-name="P20">Future Ideas: </text:p>
      <text:list xml:id="list1057656428935807555" text:style-name="L10">
        <text:list-item>
          <text:p text:style-name="P22">Add a total cost of items to purchase main viewer.</text:p>
        </text:list-item>
        <text:list-item>
          <text:p text:style-name="P22">Far future: possibly server for sharing an entry with other app users</text:p>
          <text:p text:style-name="P22"/>
        </text:list-item>
      </text:list>
      <text:p text:style-name="P20"/>
      <text:p text:style-name="P20">Long Term Basic Scheduling Idea: Finish getting basic idea from database tied into the app, then move to adjusting UI and usability and, <text:s/>finally, creating layouts for turning and other size android devices.</text:p>
      <text:p text:style-name="P20"/>
      <text:p text:style-name="P20">By 1 pm on 3-21-2016:</text:p>
      <text:list xml:id="list2589950140868726452" text:style-name="L11">
        <text:list-item>
          <text:p text:style-name="P23">Have total count of items update on transaction page</text:p>
        </text:list-item>
        <text:list-item>
          <text:p text:style-name="P23">implement information summary for items through transactions</text:p>
        </text:list-item>
        <text:list-item>
          <text:p text:style-name="P19">Implement delete cascade for transactions <text:span text:style-name="T2">Added <text:s/>3-19-2016</text:span></text:p>
        </text:list-item>
        <text:list-item>
          <text:p text:style-name="P23">Implement <text:span text:style-name="T1">Comparisons with Viewing</text:span> and totaling of each section as well as over all</text:p>
          <text:list>
            <text:list-item>
              <text:p text:style-name="P23"><draw:frame draw:style-name="fr1" draw:name="graphics5" text:anchor-type="paragraph" svg:x="1.0571in" svg:y="0.189in" svg:width="0.3335in" svg:height="0.3335in" draw:z-index="4"><draw:image xlink:href="Pictures/100002000000002000000020C467C6B5.gif" xlink:type="simple" xlink:show="embed" xlink:actuate="onLoad"/></draw:frame>possibly have totaling from a Menu with an information symbol <text:s text:c="2"/>Comparisons <text:span text:style-name="T2">Added <text:s/>3-19-2016</text:span></text:p>
            </text:list-item>
            <text:list-item>
              <text:p text:style-name="P23">Ex.</text:p>
            </text:list-item>
          </text:list>
        </text:list-item>
      </text:list>
      <text:p text:style-name="P16"><text:soft-page-break/></text:p>
      <text:p text:style-name="P16"/>
      <text:p text:style-name="Standard"/>
      <text:p text:style-name="Standard"/>
      <text:p text:style-name="P1">Date: 3-20-2016</text:p>
      <text:p text:style-name="Standard">Update:</text:p>
      <text:list xml:id="list43190311" text:continue-list="list43189006" text:style-name="L4">
        <text:list-item>
          <text:p text:style-name="P5">Created Single Balance page to view all item for a single person</text:p>
        </text:list-item>
        <text:list-item>
          <text:p text:style-name="P5">Creates Summaries for compares, balances and items by purchases</text:p>
          <text:list>
            <text:list-item>
              <text:p text:style-name="P5">Summaries contain amount of items in that query</text:p>
            </text:list-item>
            <text:list-item>
              <text:p text:style-name="P5">the cost of all items if it is from purchases</text:p>
            </text:list-item>
            <text:list-item>
              <text:p text:style-name="P5">who owes who what amounts if it is from compares or balances</text:p>
            </text:list-item>
          </text:list>
        </text:list-item>
        <text:list-item>
          <text:p text:style-name="P5">Edited purchase page to show how many items it contains</text:p>
        </text:list-item>
        <text:list-item>
          <text:p text:style-name="P5">Edited on return from adding items to make sure it returned to the correct purchase</text:p>
        </text:list-item>
        <text:list-item>
          <text:p text:style-name="P5">Changes text of edit type and edit places to edit/delete</text:p>
        </text:list-item>
        <text:list-item>
          <text:p text:style-name="P5">Changed Place spinner to make sure on selecting an item also sets the address</text:p>
        </text:list-item>
        <text:list-item>
          <text:p text:style-name="P12">Note: basic app is finished moving to UI and testing</text:p>
        </text:list-item>
      </text:list>
      <text:p text:style-name="Standard"/>
      <text:p text:style-name="Standard">Problems Occurred/Difficulties: I had difficulties getting the addresses to refresh and show up with the correct address at the correct time.</text:p>
      <text:p text:style-name="Standard"/>
      <text:p text:style-name="Standard">Future Ideas: </text:p>
      <text:list xml:id="list3594685909406570805" text:style-name="L12">
        <text:list-item>
          <text:p text:style-name="P14"><text:span text:style-name="T1">Add a total cost of items to purchase main viewer. </text:span>Added 3-20-2016 in the information summary</text:p>
        </text:list-item>
        <text:list-item>
          <text:p text:style-name="P14">Far future: possibly server for sharing an entry with other app users</text:p>
          <text:p text:style-name="P14"/>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
      <text:p text:style-name="Standard">By 1 pm on 3-21-2016:</text:p>
      <text:list xml:id="list6522055207508889247" text:style-name="L13">
        <text:list-item>
          <text:p text:style-name="P18">Have total count of items update on transaction page<text:span text:style-name="T2"> <text:s text:c="4"/>Added <text:s/>3-20-2016</text:span></text:p>
        </text:list-item>
        <text:list-item>
          <text:p text:style-name="P15"><text:span text:style-name="T1">implement information summary for items through transactions <text:s/></text:span><text:span text:style-name="T2">Added <text:s/>3-20-2016</text:span></text:p>
        </text:list-item>
        <text:list-item>
          <text:p text:style-name="P18">Implement totaling of each section as well as over all</text:p>
          <text:list>
            <text:list-item>
              <text:p text:style-name="P18"><draw:frame draw:style-name="fr1" draw:name="graphics6" text:anchor-type="paragraph" svg:x="1.0571in" svg:y="0.189in" svg:width="0.3335in" svg:height="0.3335in" draw:z-index="5"><draw:image xlink:href="Pictures/100002000000002000000020C467C6B5.gif" xlink:type="simple" xlink:show="embed" xlink:actuate="onLoad"/></draw:frame>possibly have totaling from a Menu with an information symbol <text:s/><text:span text:style-name="T2">Added <text:s/>3-20-2016</text:span></text:p>
            </text:list-item>
            <text:list-item>
              <text:p text:style-name="P18">Ex.</text:p>
            </text:list-item>
          </text:list>
        </text:list-item>
      </text:list>
      <text:p text:style-name="P17"/>
      <text:p text:style-name="P17"/>
      <text:p text:style-name="P17"/>
      <text:p text:style-name="P24">By 1 pm on 3-24-2016:</text:p>
      <text:list xml:id="list612999058717834774" text:style-name="L14">
        <text:list-item>
          <text:p text:style-name="P25">go thought a round of beta testing use at least 5 people to test the app</text:p>
        </text:list-item>
        <text:list-item>
          <text:p text:style-name="P25">Layout for landscape for entry pa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e Geiger</meta:initial-creator>
    <meta:creation-date>2016-03-15T14:23:01.83</meta:creation-date>
    <meta:generator>OpenOffice/4.1.1$Win32 OpenOffice.org_project/411m6$Build-9775</meta:generator>
    <dc:date>2016-03-21T23:01:48.33</dc:date>
    <dc:creator>Nicole Geiger</dc:creator>
    <meta:editing-duration>PT10H12M58S</meta:editing-duration>
    <meta:editing-cycles>23</meta:editing-cycles>
    <meta:document-statistic meta:table-count="0" meta:image-count="6" meta:object-count="0" meta:page-count="6" meta:paragraph-count="176" meta:word-count="2085" meta:character-count="11781"/>
  </office:meta>
</office:document-meta>
</file>